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inherit" svg:font-family="inherit" style:font-family-generic="system"/>
    <style:font-face style:name="Lato, sans-serif" svg:font-family="La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StrongEmphasis" style:family="text">
      <style:text-properties style:font-name="inherit" fo:color="#1B1B32" fo:font-size="14pt" style:font-size-asian="14pt" style:font-size-complex="14pt"/>
    </style:style>
    <style:style style:name="T3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4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5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6" style:parent-style-name="StrongEmphasis" style:family="text">
      <style:text-properties style:font-name="inherit" fo:color="#1B1B32" fo:font-size="14pt" style:font-size-asian="14pt" style:font-size-complex="14pt"/>
    </style:style>
    <style:style style:name="T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9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0" style:parent-style-name="StrongEmphasis" style:family="text">
      <style:text-properties style:font-name="inherit" fo:color="#1B1B32" fo:font-size="14pt" style:font-size-asian="14pt" style:font-size-complex="14pt"/>
    </style:style>
    <style:style style:name="T1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2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3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4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5" style:parent-style-name="StrongEmphasis" style:family="text">
      <style:text-properties style:font-name="inherit" fo:color="#1B1B32" fo:font-size="14pt" style:font-size-asian="14pt" style:font-size-complex="14pt"/>
    </style:style>
    <style:style style:name="T1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8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9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20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2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22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23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24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25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2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2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28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29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30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3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32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33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34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35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3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3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38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39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40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4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42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43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44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45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4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4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48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49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50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5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52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53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54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55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5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5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58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59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60" style:parent-style-name="Policepardéfaut" style:family="text">
      <style:text-properties style:font-name="Lato, sans-serif" fo:color="#0A0A23" fo:font-size="14pt" style:font-size-asian="14pt" style:font-size-complex="14pt"/>
    </style:style>
    <style:style style:name="P61" style:parent-style-name="Textbody" style:family="paragraph">
      <style:paragraph-properties fo:margin-bottom="0in"/>
    </style:style>
    <style:style style:name="T62" style:parent-style-name="StrongEmphasis" style:family="text">
      <style:text-properties style:font-name="inherit" fo:color="#1B1B32" fo:font-size="14pt" style:font-size-asian="14pt" style:font-size-complex="14pt"/>
    </style:style>
    <style:style style:name="T63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64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65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6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6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68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69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70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7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72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73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74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75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7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7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78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79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0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2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3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4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5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8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89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90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9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92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93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94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95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9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9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98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99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00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0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02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03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04" style:parent-style-name="Policepardéfaut" style:family="text">
      <style:text-properties style:font-name="Lato, sans-serif" fo:color="#0A0A23" fo:font-size="14pt" style:font-size-asian="14pt" style:font-size-complex="14pt"/>
    </style:style>
    <style:style style:name="P105" style:parent-style-name="Textbody" style:family="paragraph">
      <style:paragraph-properties fo:margin-bottom="0in"/>
    </style:style>
    <style:style style:name="T106" style:parent-style-name="StrongEmphasis" style:family="text">
      <style:text-properties style:font-name="inherit" fo:color="#1B1B32" fo:font-size="14pt" style:font-size-asian="14pt" style:font-size-complex="14pt"/>
    </style:style>
    <style:style style:name="T107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08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09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10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1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12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13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14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15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1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17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18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19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20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21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22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23" style:parent-style-name="StrongEmphasis" style:family="text">
      <style:text-properties style:font-name="inherit" fo:color="#1B1B32" fo:font-size="14pt" style:font-size-asian="14pt" style:font-size-complex="14pt"/>
    </style:style>
    <style:style style:name="T124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25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26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27" style:parent-style-name="StrongEmphasis" style:family="text">
      <style:text-properties style:font-name="Lato, sans-serif" fo:font-weight="normal" style:font-weight-asian="normal" fo:color="#1B1B32" fo:font-size="14pt" style:font-size-asian="14pt" style:font-size-complex="14pt"/>
    </style:style>
    <style:style style:name="T128" style:parent-style-name="StrongEmphasis" style:family="text">
      <style:text-properties style:font-name="inherit" fo:color="#1B1B32" fo:font-size="14pt" style:font-size-asian="14pt" style:font-size-complex="14pt"/>
    </style:style>
    <style:style style:name="T129" style:parent-style-name="Policepardéfaut" style:family="text">
      <style:text-properties style:font-name="Lato, sans-serif" fo:color="#0A0A23" fo:font-size="14pt" style:font-size-asian="14pt" style:font-size-complex="14pt"/>
    </style:style>
    <style:style style:name="P130" style:parent-style-name="Textbody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 fo:margin-bottom="0in"/>
      <style:text-properties style:font-name="Lato, sans-serif" fo:color="#0A0A23" fo:font-size="14pt" style:font-size-asian="14pt" style:font-size-complex="14pt"/>
    </style:style>
    <style:style style:name="P131" style:parent-style-name="Textbody" style:family="paragraph">
      <style:paragraph-properties fo:margin-bottom="0in"/>
      <style:text-properties style:font-name="Lato, sans-serif" fo:color="#0A0A23" fo:font-size="14pt" style:font-size-asian="14pt" style:font-size-complex="14pt"/>
    </style:style>
    <style:style style:name="P132" style:parent-style-name="Textbody" style:family="paragraph">
      <style:paragraph-properties fo:margin-bottom="0in"/>
      <style:text-properties style:font-name="Lato, sans-serif" fo:color="#0A0A23" fo:font-size="14pt" style:font-size-asian="14pt" style:font-size-complex="14pt"/>
    </style:style>
    <style:style style:name="P133" style:parent-style-name="Textbody" style:list-style-name="LFO1" style:family="paragraph">
      <style:paragraph-properties fo:margin-bottom="0in"/>
    </style:style>
    <style:style style:name="T134" style:parent-style-name="Policepardéfaut" style:family="text">
      <style:text-properties style:font-name="Lato, sans-serif" fo:color="#0A0A23" fo:font-size="14pt" style:font-size-asian="14pt" style:font-size-complex="14pt"/>
    </style:style>
    <style:style style:name="T135" style:parent-style-name="Policepardéfaut" style:family="text">
      <style:text-properties style:font-name="Lato, sans-serif" fo:color="#0A0A23" fo:font-size="14pt" style:font-size-asian="14pt" style:font-size-complex="14pt"/>
    </style:style>
    <style:style style:name="P136" style:parent-style-name="Textbody" style:list-style-name="LFO1" style:family="paragraph">
      <style:paragraph-properties fo:margin-bottom="0in"/>
      <style:text-properties style:font-name="Lato, sans-serif" fo:color="#0A0A23" fo:font-size="14pt" style:font-size-asian="14pt" style:font-size-complex="14pt"/>
    </style:style>
    <style:style style:name="P137" style:parent-style-name="Textbody" style:list-style-name="LFO1" style:family="paragraph">
      <style:paragraph-properties fo:margin-bottom="0in"/>
      <style:text-properties style:font-name="Lato, sans-serif" fo:color="#0A0A23" fo:font-size="14pt" style:font-size-asian="14pt" style:font-size-complex="14pt"/>
    </style:style>
    <style:style style:name="P138" style:parent-style-name="Textbody" style:list-style-name="LFO1" style:family="paragraph">
      <style:paragraph-properties fo:margin-bottom="0in"/>
      <style:text-properties style:font-name="Lato, sans-serif" fo:color="#0A0A23" fo:font-size="14pt" style:font-size-asian="14pt" style:font-size-complex="14pt"/>
    </style:style>
    <style:style style:name="P139" style:parent-style-name="Textbody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 fo:margin-bottom="0in"/>
      <style:text-properties style:font-name="Lato, sans-serif" fo:color="#0A0A23" fo:font-size="14pt" style:font-size-asian="14pt" style:font-size-complex="14pt"/>
    </style:style>
    <style:style style:name="P140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141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142" style:parent-style-name="Textbody" style:list-style-name="LFO2" style:family="paragraph">
      <style:paragraph-properties fo:margin-bottom="0in"/>
      <style:text-properties fo:font-size="14pt" style:font-size-asian="14pt" style:font-size-complex="14pt"/>
    </style:style>
    <style:style style:name="P143" style:parent-style-name="Textbody" style:list-style-name="LFO2" style:family="paragraph">
      <style:paragraph-properties fo:margin-bottom="0in"/>
      <style:text-properties fo:font-size="14pt" style:font-size-asian="14pt" style:font-size-complex="14pt"/>
    </style:style>
    <style:style style:name="P144" style:parent-style-name="Textbody" style:list-style-name="LFO2" style:family="paragraph">
      <style:paragraph-properties fo:margin-bottom="0in"/>
      <style:text-properties fo:font-size="14pt" style:font-size-asian="14pt" style:font-size-complex="14pt"/>
    </style:style>
    <style:style style:name="P145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146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147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148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149" style:parent-style-name="Textbody" style:family="paragraph">
      <style:paragraph-properties fo:margin-bottom="0in"/>
    </style:style>
    <style:style style:name="T150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Overall:</text:span><text:span text:style-name="T3"><text:line-break/></text:span><text:span text:style-name="T4">✔</text:span><text:span text:style-name="T5"><text:s/></text:span><text:span text:style-name="T6">Wrote the truth.</text:span><text:span text:style-name="T7"><text:line-break/></text:span><text:span text:style-name="T8">✔</text:span><text:span text:style-name="T9"><text:s/></text:span><text:span text:style-name="T10">Kept resume concise and easy to skim.</text:span><text:span text:style-name="T11"><text:line-break/></text:span><text:span text:style-name="T12">✔</text:span><text:span text:style-name="T13"> </text:span><text:span text:style-name="T14">Built strong cases for </text:span><text:span text:style-name="T15">at least two</text:span><text:span text:style-name="T16"> of the following considering the job position:</text:span><text:span text:style-name="T17"><text:line-break/></text:span><text:span text:style-name="T18">→ Experience</text:span><text:span text:style-name="T19"><text:line-break/></text:span><text:span text:style-name="T20">→ Side Projects</text:span><text:span text:style-name="T21"><text:line-break/></text:span><text:span text:style-name="T22">→ Education</text:span><text:span text:style-name="T23"><text:line-break/></text:span><text:span text:style-name="T24">✔</text:span><text:span text:style-name="T25"> </text:span><text:span text:style-name="T26">Kept experience on point, listing only a<text:s/></text:span><text:span text:style-name="T27">few recent relevant positions, briefly including roles and skills.</text:span><text:span text:style-name="T28"><text:line-break/></text:span><text:span text:style-name="T29">✔</text:span><text:span text:style-name="T30"> </text:span><text:span text:style-name="T31">Kept side projects on point, listing only a few important and relevant projects that I contributed heavily to, including my roles and skills.</text:span><text:span text:style-name="T32"><text:line-break/></text:span><text:span text:style-name="T33">✔</text:span><text:span text:style-name="T34"> </text:span><text:span text:style-name="T35">Briefly noted my educational credentials, w</text:span><text:span text:style-name="T36">ithout including GPAs.</text:span><text:span text:style-name="T37"><text:line-break/></text:span><text:span text:style-name="T38">✔</text:span><text:span text:style-name="T39"> </text:span><text:span text:style-name="T40">If technical skills were listed, did not include:</text:span><text:span text:style-name="T41"><text:line-break/></text:span><text:span text:style-name="T42">⨯</text:span><text:span text:style-name="T43"><text:s/>redundant or irrelevant skills</text:span><text:span text:style-name="T44"><text:line-break/></text:span><text:span text:style-name="T45">⨯</text:span><text:span text:style-name="T46"><text:s/>skills that I'm not familiar with or knowledgeable in</text:span><text:span text:style-name="T47"><text:line-break/></text:span><text:span text:style-name="T48">✔</text:span><text:span text:style-name="T49"> </text:span><text:span text:style-name="T50">Did not list my programming skills using:</text:span><text:span text:style-name="T51"><text:line-break/></text:span><text:span text:style-name="T52">⨯</text:span><text:span text:style-name="T53"><text:s/>progress bars.</text:span><text:span text:style-name="T54"><text:line-break/></text:span><text:span text:style-name="T55">⨯</text:span><text:span text:style-name="T56"><text:s/>various levels of proficiency</text:span><text:span text:style-name="T57">.</text:span><text:span text:style-name="T58"><text:line-break/></text:span><text:span text:style-name="T59">⨯</text:span><text:span text:style-name="T60"><text:s/>years of experience.</text:span></text:p>
      <text:p text:style-name="P61"><text:span text:style-name="T62">Personal information:</text:span><text:span text:style-name="T63"><text:line-break/></text:span><text:span text:style-name="T64">✔</text:span><text:span text:style-name="T65"> </text:span><text:span text:style-name="T66">Kept it simple, stating only the necessary contact information, and did not exceed a few words if introducing myself.</text:span><text:span text:style-name="T67"><text:line-break/></text:span><text:span text:style-name="T68">✔</text:span><text:span text:style-name="T69"> </text:span><text:span text:style-name="T70">Did not include any of the following personal information:</text:span><text:span text:style-name="T71"><text:line-break/></text:span><text:span text:style-name="T72">⨯</text:span><text:span text:style-name="T73"><text:s/>full name if too long</text:span><text:span text:style-name="T74"><text:line-break/></text:span><text:span text:style-name="T75">⨯</text:span><text:span text:style-name="T76"><text:s/>ag</text:span><text:span text:style-name="T77">e or birthday</text:span><text:span text:style-name="T78"><text:line-break/></text:span><text:span text:style-name="T79">⨯</text:span><text:span text:style-name="T80"><text:s/>marital or relationship status</text:span><text:span text:style-name="T81"><text:line-break/></text:span><text:span text:style-name="T82">⨯</text:span><text:span text:style-name="T83"><text:s/>gender</text:span><text:span text:style-name="T84"><text:line-break/></text:span><text:span text:style-name="T85">⨯</text:span><text:span text:style-name="T86"><text:s/>sexual orientation</text:span><text:span text:style-name="T87"><text:line-break/></text:span><text:span text:style-name="T88">⨯</text:span><text:span text:style-name="T89"><text:s/>ethnicity</text:span><text:span text:style-name="T90"><text:line-break/></text:span><text:span text:style-name="T91">⨯</text:span><text:span text:style-name="T92"><text:s/>nationality</text:span><text:span text:style-name="T93"><text:line-break/></text:span><text:span text:style-name="T94">⨯</text:span><text:span text:style-name="T95"><text:s/>social security number</text:span><text:span text:style-name="T96"><text:line-break/></text:span><text:span text:style-name="T97">⨯</text:span><text:span text:style-name="T98"><text:s/>driver's license</text:span><text:span text:style-name="T99"><text:line-break/></text:span><text:span text:style-name="T100">⨯</text:span><text:span text:style-name="T101"><text:s/>full address</text:span><text:span text:style-name="T102"><text:line-break/></text:span><text:span text:style-name="T103">⨯</text:span><text:span text:style-name="T104"><text:s/>immigration status</text:span></text:p>
      <text:p text:style-name="P105"><text:span text:style-name="T106">Presentation:</text:span><text:span text:style-name="T107"><text:line-break/></text:span><text:span text:style-name="T108">✔</text:span><text:span text:style-name="T109"> </text:span><text:span text:style-name="T110">Layout is simple and beautiful.</text:span><text:span text:style-name="T111"><text:line-break/></text:span><text:span text:style-name="T112">✔</text:span><text:span text:style-name="T113"> </text:span><text:span text:style-name="T114">If there's a picture: i</text:span><text:span text:style-name="T115">t's nice, professional, and good quality. Not required.</text:span><text:span text:style-name="T116"><text:line-break/></text:span><text:span text:style-name="T117">✔</text:span><text:span text:style-name="T118"> </text:span><text:span text:style-name="T119">There is plenty of white space and the text is not cluttered. It's easy to read my resume. It just flows ?</text:span><text:span text:style-name="T120"><text:line-break/></text:span><text:span text:style-name="T121">✔</text:span><text:span text:style-name="T122"> </text:span><text:span text:style-name="T123">U</text:span><text:span text:style-name="T124">sed nice and modern fonts.</text:span><text:span text:style-name="T125"><text:line-break/></text:span><text:span text:style-name="T126">✔</text:span><text:span text:style-name="T127"> </text:span><text:span text:style-name="T128">U</text:span><text:span text:style-name="T129">sed nice and pleasant colors.</text:span></text:p>
      <text:p text:style-name="P130"/>
      <text:p text:style-name="P131"/>
      <text:p text:style-name="P132">Skeleton for text :</text:p>
      <text:list text:style-name="LFO1" text:continue-numbering="true">
        <text:list-item>
          <text:p text:style-name="P133"><text:span text:style-name="T134">Who am</text:span><text:span text:style-name="T135"><text:s/>I ? ( and contact info )</text:span></text:p>
        </text:list-item>
        <text:list-item>
          <text:p text:style-name="P136">What did I learn/am I learning ?</text:p>
        </text:list-item>
        <text:list-item>
          <text:p text:style-name="P137">What work did I do/am I <text:s/>doing ?</text:p>
        </text:list-item>
        <text:list-item>
          <text:p text:style-name="P138">What am I aiming to do ?</text:p>
        </text:list-item>
      </text:list>
      <text:p text:style-name="P139"/>
      <text:p text:style-name="P140"/>
      <text:p text:style-name="P141">Skeleton for web :</text:p>
      <text:list text:style-name="LFO2" text:continue-numbering="true">
        <text:list-item>
          <text:p text:style-name="P142">Zoning</text:p>
        </text:list-item>
        <text:list-item>
          <text:p text:style-name="P143">Wireframe</text:p>
        </text:list-item>
        <text:list-item>
          <text:p text:style-name="P144">Prototype</text:p>
        </text:list-item>
      </text:list>
      <text:p text:style-name="P145"/>
      <text:p text:style-name="P146">Contenu essentiel :</text:p>
      <text:p text:style-name="P147">Reconversion<text:s/>professionnel – developpeur web junior</text:p>
      <text:p text:style-name="P148">Liste<text:s/>compétences ( transverse )</text:p>
      <text:p text:style-name="P149"><text:span text:style-name="T15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inherit" svg:font-family="inherit" style:font-family-generic="system"/>
    <style:font-face style:name="Lato, sans-serif" svg:font-family="La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ierre monvoisin</dc:creator>
    <meta:creation-date>2019-10-02T11:57:00Z</meta:creation-date>
    <dc:date>2019-11-03T01:22:00Z</dc:date>
    <meta:template xlink:href="Normal.dotm" xlink:type="simple"/>
    <meta:editing-cycles>10</meta:editing-cycles>
    <meta:editing-duration>PT26700S</meta:editing-duration>
    <meta:document-statistic meta:page-count="1" meta:paragraph-count="3" meta:word-count="275" meta:character-count="1787" meta:row-count="12" meta:non-whitespace-character-count="1515"/>
  </office:meta>
</office:document-meta>
</file>